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NewRomanPSMT" svg:font-family="TimesNewRomanPSMT"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text-underline-style="solid" style:text-underline-width="auto" style:text-underline-color="font-color"/>
    </style:style>
    <style:style style:name="P2" style:family="paragraph" style:parent-style-name="Table_20_Contents">
      <style:text-properties fo:font-weight="normal" style:font-weight-asian="normal" style:font-weight-complex="normal"/>
    </style:style>
    <style:style style:name="P3" style:family="paragraph" style:parent-style-name="Table_20_Contents">
      <style:text-properties fo:font-style="italic" style:font-style-asian="italic" style:font-style-complex="italic"/>
    </style:style>
    <style:style style:name="P4" style:family="paragraph" style:parent-style-name="Table_20_Contents">
      <style:text-properties style:font-name="Times New Roman" fo:font-size="12pt" style:font-size-asian="12pt" style:font-size-complex="12pt"/>
    </style:style>
    <style:style style:name="P5" style:family="paragraph" style:parent-style-name="Table_20_Contents">
      <style:text-properties style:font-name="Times New Roman" fo:font-size="12pt" style:text-underline-style="solid" style:text-underline-width="auto" style:text-underline-color="font-color" style:font-size-asian="12pt" style:font-size-complex="12pt"/>
    </style:style>
    <style:style style:name="P6" style:family="paragraph" style:parent-style-name="Table_20_Contents">
      <style:text-properties style:font-name="Times New Roman" fo:font-size="12pt" fo:font-style="italic" style:font-size-asian="12pt" style:font-style-asian="italic" style:font-size-complex="12pt" style:font-style-complex="italic"/>
    </style:style>
    <style:style style:name="P7" style:family="paragraph" style:parent-style-name="Table_20_Contents">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8" style:family="paragraph" style:parent-style-name="Table_20_Contents">
      <style:text-properties fo:font-style="normal" style:font-style-asian="normal" style:font-style-complex="normal"/>
    </style:style>
    <style:style style:name="P9" style:family="paragraph" style:parent-style-name="Table_20_Contents">
      <style:text-properties fo:font-style="normal" style:text-underline-style="solid" style:text-underline-width="auto" style:text-underline-color="font-color" style:font-style-asian="normal" style:font-style-complex="normal"/>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style:font-name="TimesNewRomanPSMT" fo:font-size="12pt" style:font-name-asian="TimesNewRomanPSMT" style:font-size-asian="12pt" style:font-name-complex="TimesNewRomanPSMT" style:font-size-complex="12pt"/>
    </style:style>
    <style:style style:name="P12" style:family="paragraph" style:parent-style-name="Table_20_Contents">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3" style:family="paragraph" style:parent-style-name="Standard">
      <style:paragraph-properties fo:text-align="start" style:justify-single-word="false" style:text-autospace="none"/>
    </style:style>
    <style:style style:name="T1" style:family="text">
      <style:text-properties fo:font-weight="bold" style:font-weight-asian="bold" style:font-weight-complex="bold"/>
    </style:style>
    <style:style style:name="T2" style:family="text">
      <style:text-properties style:font-name="Times New Roman" fo:font-size="12pt" style:font-size-asian="12pt" style:font-size-complex="12pt"/>
    </style:style>
    <style:style style:name="T3" style:family="text">
      <style:text-properties style:font-name="Times New Roman" fo:font-size="12pt" fo:font-weight="normal" style:font-name-asian="TimesNewRomanPSMT" style:font-size-asian="12pt" style:font-weight-asian="normal" style:font-name-complex="TimesNewRomanPSMT" style:font-size-complex="12pt" style:font-weight-complex="normal"/>
    </style:style>
    <style:style style:name="T4" style:family="text">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T5" style:family="text">
      <style:text-properties style:font-name="Times New Roman" fo:font-size="12pt" fo:font-weight="bold" style:font-size-asian="12pt" style:font-weight-asian="bold" style:font-size-complex="12pt" style:font-weight-complex="bold"/>
    </style:style>
    <style:style style:name="T6" style:family="text">
      <style:text-properties style:font-name="Times New Roman" fo:font-size="12pt" style:font-name-asian="TimesNewRomanPSMT" style:font-size-asian="12pt" style:font-name-complex="TimesNewRomanPSMT" style:font-size-complex="12pt"/>
    </style:style>
    <style:style style:name="T7" style:family="text">
      <style:text-properties style:font-name="TimesNewRomanPSMT" fo:font-size="12pt" style:font-name-asian="TimesNewRomanPSMT" style:font-size-asian="12pt" style:font-name-complex="TimesNewRomanPSMT" style:font-size-complex="12pt"/>
    </style:style>
    <style:style style:name="T8"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9"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Formaliser les statistiques utilisables à partir de la documentation scientifiques des variables</text:p>
      <text:p text:style-name="Table_20_Contents"/>
      <text:p text:style-name="Table_20_Contents"/>
      <text:p text:style-name="P1">Court rappel sur les informations dont nous disposons :</text:p>
      <text:p text:style-name="Table_20_Contents"/>
      <text:p text:style-name="Table_20_Contents">- 128 individus,</text:p>
      <text:p text:style-name="Table_20_Contents"/>
      <text:p text:style-name="Table_20_Contents">- 49 variables dont :</text:p>
      <text:p text:style-name="Table_20_Contents"/>
      <text:p text:style-name="Table_20_Contents">→ l'âge des individus</text:p>
      <text:p text:style-name="Table_20_Contents">→ leur sexe</text:p>
      <text:p text:style-name="Table_20_Contents"><text:line-break/>→ le <text:span text:style-name="T1">diagnostic</text:span> d'épisode dépressif (Healthy Control vs Major Depressive Disorder)</text:p>
      <text:p text:style-name="Table_20_Contents">→ diagnostic plus précis </text:p>
      <text:p text:style-name="Table_20_Contents"><text:tab/>– HC/HC haut risque ou MDD<text:line-break/><text:tab/>– si MDD, fréquence de la dépression : épisode isolé ou récurrent </text:p>
      <text:p text:style-name="Table_20_Contents"><text:tab/>– si MDD, degré de dépression ou évolution de la</text:p>
      <text:p text:style-name="Table_20_Contents"/>
      <text:p text:style-name="Table_20_Contents"/>
      <text:p text:style-name="Table_20_Contents"><text:s/>dépression dans le temps: faible/modéré <text:tab/> <text:s text:c="2"/>ou en rémission partielle/en rémission totale</text:p>
      <text:p text:style-name="P2"/>
      <text:p text:style-name="P2">→ l'échelle <text:span text:style-name="T1">POMS</text:span> qui évalue les <text:span text:style-name="T1">perturbations de l'humeur</text:span> et identifie 7 états d'humeur (la tension, la dépression, <text:s/>l'agressivité, la fatigue, <text:s/>la confusion, la vigueur et les relations interpersonnelles) et calcule un score global de détresse psychologique <text:s/></text:p>
      <text:p text:style-name="P2"/>
      <text:p text:style-name="P2">→ le <text:span text:style-name="T1">TCI</text:span>_score qui propose un <text:span text:style-name="T1">modèle de la personnalité</text:span> et permet de définir, pour un individu donné, un profil qualitatif et un risque pathologique<text:line-break/>Il explore les 4 dimensions du tempérament (recherche de nouveauté, évitement du danger, dépendance à la récompense, persistance) et les 3 dimensions du caractère (détermination, Coopération, Transcendance)</text:p>
      <text:p text:style-name="Table_20_Contents"/>
      <text:p text:style-name="Table_20_Contents">→ le <text:span text:style-name="T1">SHAPS</text:span>_score qui évalue <text:span text:style-name="T1">l'anhédonie</text:span> (incapacité à éprouver du plaisir)</text:p>
      <text:p text:style-name="Table_20_Contents"/>
      <text:p text:style-name="Table_20_Contents">→ le <text:span text:style-name="T1">PSQI</text:span>_score qui est un index de <text:span text:style-name="T1">qualité du sommeil </text:span></text:p>
      <text:p text:style-name="Table_20_Contents"/>
      <text:p text:style-name="Table_20_Contents">→ le <text:span text:style-name="T1">CTQ</text:span> qui est un<text:span text:style-name="T2"> outil de dépistage documentant de manière rétrospective les </text:span><text:span text:style-name="T5">expériences de négligence et d’abus durant l’enfance</text:span><text:span text:style-name="T2"> ainsi que l’environnement et le contexte dans lequel l’enfant a grandi (abus émotionnel, abus physique, abus sexuel, négligence physique, négligence émotionnelle, déni/minimisation, score global)</text:span></text:p>
      <text:p text:style-name="P4"/>
      <text:p text:style-name="P4">Deux échelles qui évaluent la <text:span text:style-name="T1">sévérité d'un épisode dépressif</text:span> et mesurent les changements apportés par le traitement de la dépression :</text:p>
      <text:p text:style-name="P4">→ le <text:span text:style-name="T1">MADRS</text:span></text:p>
      <text:p text:style-name="Table_20_Contents">→ le <text:span text:style-name="T1">HAMD</text:span> </text:p>
      <text:p text:style-name="P11"/>
      <text:p text:style-name="Table_20_Contents"><text:span text:style-name="T7">→ le </text:span><text:span text:style-name="T8">QIDS</text:span><text:span text:style-name="T7"> qui indépendamment de sa chronicité évalue l'i</text:span><text:span text:style-name="T8">ntensité d'un épisode dépressif </text:span><text:span text:style-name="T3">(par l'évaluation des symptômes troubles du sommeil, de l'appétit et troubles psychomoteurs entre autres)</text:span></text:p>
      <text:p text:style-name="P12"/>
      <text:p text:style-name="P2"><text:span text:style-name="T7">→ le </text:span><text:span text:style-name="T8">HAMA</text:span><text:span text:style-name="T7"> qui </text:span><text:span text:style-name="T6">évalue l’intensité des symptômes reliés à </text:span><text:span text:style-name="T4">l’anxiété</text:span><text:span text:style-name="T6"> </text:span></text:p>
      <text:p text:style-name="P7"/>
      <text:p text:style-name="P7"/>
      <text:p text:style-name="P7"><text:soft-page-break/></text:p>
      <text:p text:style-name="P13"/>
      <text:p text:style-name="Table_20_Contents"><text:span text:style-name="T9">Pour avoir une première idée/vision d'ensemble :</text:span> </text:p>
      <text:p text:style-name="Table_20_Contents"/>
      <text:p text:style-name="P8">→ faire des diagrammes en bâton/camemberts pour :</text:p>
      <text:p text:style-name="P8">- regarder la proportion d'hommes et femmes globalement, mais aussi par rapport au diagnostic et au diagnostic précis ;</text:p>
      <text:p text:style-name="P8">- regarder la proportion de sujets dépressifs et de sujets non dépressifs ; </text:p>
      <text:p text:style-name="P8">- parmi les dépressifs, regarder la proportion de ceux en rémission partielle, totale, et la sévérité et récurrence de la dépression</text:p>
      <text:p text:style-name="P8">- regarder ces dernières proportions par rapport à l'ensemble des individus de l'étude </text:p>
      <text:p text:style-name="P8"/>
      <text:p text:style-name="P8">→ boîte à moustache pour avoir une idée de la distribution des variables quantitatives </text:p>
      <text:p text:style-name="P3"/>
      <text:p text:style-name="P3"/>
      <text:p text:style-name="P3"/>
      <text:p text:style-name="P9">Statistiques descriptives</text:p>
      <text:p text:style-name="P3"/>
      <text:p text:style-name="P3">Mesures de position :</text:p>
      <text:p text:style-name="Table_20_Contents"/>
      <text:p text:style-name="Table_20_Contents">- pour les variables catégorielles (sexe, diagnostic, primary diagnostic) : proportion de toutes les modalités </text:p>
      <text:p text:style-name="Table_20_Contents"><text:s text:c="2"/></text:p>
      <text:p text:style-name="Table_20_Contents">- calculer moyenne et médiane pour les variables quantitatives ; calculer encore ces mesures selon les modalités du diagnostic e<text:span text:style-name="T2">t du primary diagnostic</text:span></text:p>
      <text:p text:style-name="P4"/>
      <text:p text:style-name="P6">Mesures de dispersion pour les variables quantitatives :</text:p>
      <text:p text:style-name="P4"/>
      <text:p text:style-name="P4">- calcul des interquartiles, écarts-types (rappel : Si la variable a une distribution normale, l'intervalle qui contient la moyenne moins l'écart-type jusqu'à la moyenne plus l'écart-type représente approximativement les 2/3 des données), (faire aussi en fonction du diagnostic)</text:p>
      <text:p text:style-name="P4"/>
      <text:p text:style-name="P4">-regarder les minimums et maximum ;</text:p>
      <text:p text:style-name="P4"/>
      <text:p text:style-name="P4"/>
      <text:p text:style-name="P5">Questionnements et hypothèses :</text:p>
      <text:p text:style-name="P4"/>
      <text:p text:style-name="P4">→ Est-ce qu'il y a un lien entre la dépression et le sexe ou l'âge ?<text:line-break/></text:p>
      <text:p text:style-name="P4">→ On peut supposer que les individus chez qui on a diagnostiqué une dépression ont des scores plus élevés à la dimension « dépression » du POMS que les individus sains ; éventuellement aussi pour les autres dimensions négatives (fatigue notamment, tension, confusion et pour le score total) ; on peut aussi supposer que la dimension vigueur et relations interpersonnelles est plus faible. On peut aussi s'interroger sur la différence à ces scores chez les individus dépressifs, selon la sévérité de la dépression, la récurrence ou la rémission</text:p>
      <text:p text:style-name="P4">Regarder s'il y a des corrélations significatives entre les scores aux différentes dimensions du POMS et le CTQ<text:line-break/></text:p>
      <text:p text:style-name="P4">→ on peut supposer que le score au SHAPS sera plus élevé chez les individus dépressifs que chez les non dépressifs. On regardera alors les moyennes, médianes et écarts-types, interquartiles pour avoir une idée de la distribution, et cela en fonction du diagnostic et du diagnostic précis. </text:p>
      <text:p text:style-name="P4"><text:line-break/><text:soft-page-break/>→ <text:s/>on peut regarder la moyenne du PSQI pour chaque modalité des diagnostics. On rappelle qu'un score supérieur à 5 serait un indicateur de troubles du sommeil. On s'attend donc à observer des scores plus élevés chez les dépressifs, notamment dont la sévérité de la dépression est plus élevée, les troubles du sommeil étant un symptôme de la dépression </text:p>
      <text:p text:style-name="P4"/>
      <text:p text:style-name="P4">→ On peut aussi regarder s'il existe un lien entre la dépression et le CTQ score global, et plus précisément s'il y a des types d'abus/négligences significativement plus fréquents que d'autres pour les individus qui souffrent de dépression. Dans ce cas, on s'intéressera à une éventuelle généralisation pour la population source voire cible. </text:p>
      <text:p text:style-name="P4"/>
      <text:p text:style-name="P4">→ Le MADRS et le HAMD servant à mesurer la sévérité de la dépression, on devrait pouvoir prédire le primary diagnosis de chaque individu grâce aux scores à ces deux tests, aussi on devrait avoir une forte corrélation entre ces deux variables. Aussi, des scores significativement élevés à ces échelles devraient être corrélés positivement à des scores élevés au PSQI, au SHAPS, aux dimensions négatives du POMS (notamment dépression) ; regarder le lien avec les scores au CTQ ;</text:p>
      <text:p text:style-name="P4">Pour le MADRS, on peut également regarder quels sont les scores les plus élevés selon les différents symptômes de la dépression (les différentes questions), que ce soit chez les individus sains ou dépressifs (lesquels sont les plus ressentis/fréquents); la corrélation entre les différents items du test, ainsi que la corrélation entre le score à la q3(tension) et la dimension anxiété du POMS et le HAMA, <text:s/>entre la q4(sommeil) et la dimension sommeil du QIDS et le score au PSQI, entre la q5 et la dimension appétit du QIDS ; entre les question 7 et 8 et le score au SHAPS ; et enfin entre la question 10 et le score de détresse psychologique du POMS.</text:p>
      <text:p text:style-name="P4"/>
      <text:p text:style-name="P4">→ on devrait pouvoir prédire grâce au QIDS la modalité pour chaque individu du diagnostic et du diagnostic plus précis </text:p>
      <text:p text:style-name="P4"/>
      <text:p text:style-name="P4">→ lien entre le score au HAMA et le diagnostic</text:p>
      <text:p text:style-name="P4"/>
      <text:p text:style-name="P4">→ essayer de prédire un risque pathologique de la dépression grâce au TCI ; regarder les éventuelles corrélations avec le POMS et le CTQ</text:p>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NewRomanPSMT" svg:font-family="TimesNewRomanPSMT"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eyssa beddar</meta:initial-creator>
    <meta:creation-date>2020-05-01T13:20:58.48</meta:creation-date>
    <dc:date>2020-05-08T08:23:52.22</dc:date>
    <dc:creator>meyssa beddar</dc:creator>
    <meta:editing-duration>PT7H45M5S</meta:editing-duration>
    <meta:editing-cycles>5</meta:editing-cycles>
    <meta:generator>OpenOffice/4.1.7$Win32 OpenOffice.org_project/417m1$Build-9800</meta:generator>
    <meta:document-statistic meta:table-count="0" meta:image-count="0" meta:object-count="0" meta:page-count="3" meta:paragraph-count="48" meta:word-count="1035" meta:character-count="6494"/>
  </office:meta>
</office:document-meta>
</file>